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6595d" officeooo:paragraph-rsid="0006595d" style:font-size-asian="14pt" style:font-size-complex="16pt"/>
    </style:style>
    <style:style style:name="P2" style:family="paragraph" style:parent-style-name="Standard">
      <style:text-properties fo:font-size="12pt" officeooo:rsid="000abfa7" officeooo:paragraph-rsid="000abfa7" style:font-size-asian="10.5pt" style:font-size-complex="12pt"/>
    </style:style>
    <style:style style:name="P3" style:family="paragraph" style:parent-style-name="Standard" style:list-style-name="L1">
      <style:text-properties officeooo:paragraph-rsid="0013419a"/>
    </style:style>
    <style:style style:name="P4" style:family="paragraph" style:parent-style-name="Standard" style:list-style-name="L1">
      <style:text-properties fo:font-size="12pt" officeooo:rsid="0006595d" officeooo:paragraph-rsid="0006595d" style:font-size-asian="10.5pt" style:font-size-complex="12pt"/>
    </style:style>
    <style:style style:name="P5" style:family="paragraph" style:parent-style-name="Standard" style:list-style-name="L1">
      <style:text-properties fo:font-size="12pt" officeooo:rsid="0008c548" officeooo:paragraph-rsid="00122a7b" style:font-size-asian="10.5pt" style:font-size-complex="12pt"/>
    </style:style>
    <style:style style:name="P6" style:family="paragraph" style:parent-style-name="Standard" style:list-style-name="L1">
      <style:text-properties fo:font-size="12pt" officeooo:rsid="0006f840" officeooo:paragraph-rsid="0006f840" style:font-size-asian="10.5pt" style:font-size-complex="12pt"/>
    </style:style>
    <style:style style:name="P7" style:family="paragraph" style:parent-style-name="Standard" style:list-style-name="L1">
      <style:text-properties fo:font-size="12pt" officeooo:rsid="00080167" officeooo:paragraph-rsid="00080167" style:font-size-asian="10.5pt" style:font-size-complex="12pt"/>
    </style:style>
    <style:style style:name="P8" style:family="paragraph" style:parent-style-name="Standard" style:list-style-name="L1">
      <style:text-properties fo:font-size="12pt" officeooo:rsid="0008d333" officeooo:paragraph-rsid="0008d333" style:font-size-asian="10.5pt" style:font-size-complex="12pt"/>
    </style:style>
    <style:style style:name="P9" style:family="paragraph" style:parent-style-name="Standard" style:list-style-name="L1">
      <style:text-properties fo:font-size="12pt" officeooo:rsid="0009d375" officeooo:paragraph-rsid="0009d375" style:font-size-asian="10.5pt" style:font-size-complex="12pt"/>
    </style:style>
    <style:style style:name="P10" style:family="paragraph" style:parent-style-name="Standard" style:list-style-name="L1">
      <style:text-properties fo:font-size="12pt" officeooo:rsid="000abfa7" officeooo:paragraph-rsid="000abfa7" style:font-size-asian="10.5pt" style:font-size-complex="12pt"/>
    </style:style>
    <style:style style:name="P11" style:family="paragraph" style:parent-style-name="Standard" style:list-style-name="L1">
      <style:text-properties fo:font-size="12pt" officeooo:rsid="000abfa7" officeooo:paragraph-rsid="000dc041" style:font-size-asian="10.5pt" style:font-size-complex="12pt"/>
    </style:style>
    <style:style style:name="P12" style:family="paragraph" style:parent-style-name="Standard" style:list-style-name="L1">
      <style:text-properties officeooo:rsid="000c1d63" officeooo:paragraph-rsid="0013419a" fo:background-color="transparent"/>
    </style:style>
    <style:style style:name="P13" style:family="paragraph" style:parent-style-name="Standard" style:list-style-name="L1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0d69fc" officeooo:paragraph-rsid="0013419a" fo:background-color="transparent" style:font-size-asian="12.5pt" style:font-style-asian="normal" style:font-weight-asian="normal" style:text-emphasize="none"/>
    </style:style>
    <style:style style:name="P14" style:family="paragraph" style:parent-style-name="Standard" style:list-style-name="L1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13c187" officeooo:paragraph-rsid="0013419a" fo:background-color="transparent" style:font-size-asian="12.5pt" style:font-style-asian="normal" style:font-weight-asian="normal" style:text-emphasize="none"/>
    </style:style>
    <style:style style:name="P15" style:family="paragraph" style:parent-style-name="Standard" style:list-style-name="L1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13c187" officeooo:paragraph-rsid="0013419a" style:font-size-asian="12.5pt" style:font-style-asian="normal" style:font-weight-asian="normal" style:text-emphasize="none"/>
    </style:style>
    <style:style style:name="P16" style:family="paragraph" style:parent-style-name="Standard" style:list-style-name="L1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1831df" officeooo:paragraph-rsid="0013419a" style:font-size-asian="12.5pt" style:font-style-asian="normal" style:font-weight-asian="normal" style:text-emphasize="none"/>
    </style:style>
    <style:style style:name="P17" style:family="paragraph" style:parent-style-name="Standard" style:list-style-name="L1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08dcc7" officeooo:paragraph-rsid="0013419a" style:font-size-asian="12.5pt" style:font-style-asian="normal" style:font-weight-asian="normal" style:font-size-complex="12pt" style:text-emphasize="none"/>
    </style:style>
    <style:style style:name="P18" style:family="paragraph" style:parent-style-name="Standard" style:list-style-name="L1">
      <style:text-properties fo:color="#000000" loext:opacity="100%" style:text-outline="false" style:text-line-through-style="none" style:text-line-through-type="none" style:font-name="Calibri" fo:font-size="10.5pt" fo:font-style="normal" fo:text-shadow="none" style:text-underline-style="none" fo:font-weight="normal" officeooo:rsid="000bd20d" officeooo:paragraph-rsid="000bd20d" style:font-size-asian="10.5pt" style:font-style-asian="normal" style:font-weight-asian="normal" style:font-size-complex="12pt" style:text-emphasize="none"/>
    </style:style>
    <style:style style:name="P19" style:family="paragraph" style:parent-style-name="Standard" style:list-style-name="L1">
      <style:text-properties fo:color="#000000" loext:opacity="100%" style:text-outline="false" style:text-line-through-style="none" style:text-line-through-type="none" style:font-name="Calibri" fo:font-size="10.5pt" fo:font-style="normal" fo:text-shadow="none" style:text-underline-style="none" fo:font-weight="normal" officeooo:rsid="000ce47a" officeooo:paragraph-rsid="000ce47a" style:font-size-asian="10.5pt" style:font-style-asian="normal" style:font-weight-asian="normal" style:font-size-complex="12pt" style:text-emphasize="none"/>
    </style:style>
    <style:style style:name="P20" style:family="paragraph" style:parent-style-name="Standard" style:list-style-name="L1">
      <style:text-properties officeooo:rsid="000e4447" officeooo:paragraph-rsid="0013419a"/>
    </style:style>
    <style:style style:name="P21" style:family="paragraph" style:parent-style-name="Standard" style:list-style-name="L1">
      <style:text-properties officeooo:rsid="0011800d" officeooo:paragraph-rsid="0013419a"/>
    </style:style>
    <style:style style:name="T1" style:family="text">
      <style:text-properties officeooo:rsid="0009d375"/>
    </style:style>
    <style:style style:name="T2" style:family="text">
      <style:text-properties officeooo:rsid="000abfa7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ize="10.5pt" fo:font-style="normal" fo:text-shadow="none" style:text-underline-style="none" fo:font-weight="normal" officeooo:rsid="0008dcc7" style:font-size-asian="10.5pt" style:font-style-asian="normal" style:font-weight-asian="normal" style:font-size-complex="12pt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ize="10.5pt" fo:font-style="normal" fo:text-shadow="none" style:text-underline-style="none" fo:font-weight="normal" officeooo:rsid="0013419a" style:font-size-asian="10.5pt" style:font-style-asian="normal" style:font-weight-asian="normal" style:font-size-complex="12pt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0.5pt" fo:font-style="normal" fo:text-shadow="none" style:text-underline-style="none" fo:font-weight="normal" officeooo:rsid="00189a4a" style:font-size-asian="10.5pt" style:font-style-asian="normal" style:font-weight-asian="normal" style:font-size-complex="12pt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0.5pt" fo:font-style="normal" fo:text-shadow="none" style:text-underline-style="none" fo:font-weight="normal" officeooo:rsid="001a02a1" style:font-size-asian="10.5pt" style:font-style-asian="normal" style:font-weight-asian="normal" style:font-size-complex="12pt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ize-asian="12pt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0d69fc" style:font-size-asian="12.5pt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15130e" style:font-size-asian="12.5pt" style:font-style-asian="normal" style:font-weight-asian="normal" style:text-emphasize="none"/>
    </style:style>
    <style:style style:name="T12" style:family="text">
      <style:text-properties fo:color="#0000ff" loext:opacity="100%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ff" loext:opacity="100%" style:text-outline="false" style:text-line-through-style="none" style:text-line-through-type="none" style:font-name="Calibri" fo:font-style="normal" fo:text-shadow="none" style:text-underline-style="none" fo:font-weight="normal" style:font-size-asian="12pt" style:font-style-asian="normal" style:font-weight-asian="normal" style:text-emphasize="none"/>
    </style:style>
    <style:style style:name="T14" style:family="text">
      <style:text-properties fo:color="#ff0000" loext:opacity="100%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officeooo:rsid="000d961c"/>
    </style:style>
    <style:style style:name="T16" style:family="text">
      <style:text-properties officeooo:rsid="000dc041"/>
    </style:style>
    <style:style style:name="T17" style:family="text">
      <style:text-properties officeooo:rsid="00101954"/>
    </style:style>
    <style:style style:name="T18" style:family="text">
      <style:text-properties officeooo:rsid="00159648"/>
    </style:style>
    <style:style style:name="T19" style:family="text">
      <style:text-properties officeooo:rsid="0017187c"/>
    </style:style>
    <style:style style:name="T20" style:family="text">
      <style:text-properties officeooo:rsid="001a02a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extracting Tournament info</text:p>
      <text:p text:style-name="P1"/>
      <text:list xml:id="list3925221805" text:style-name="L1">
        <text:list-item>
          <text:p text:style-name="P4">In instateam</text:p>
          <text:list>
            <text:list-item>
              <text:p text:style-name="P4">&gt; Events</text:p>
              <text:list>
                <text:list-item>
                  <text:p text:style-name="P4">&gt; Filter</text:p>
                </text:list-item>
                <text:list-item>
                  <text:p text:style-name="P4">Teams &gt;Select All</text:p>
                </text:list-item>
                <text:list-item>
                  <text:p text:style-name="P4">Event Types &gt;All options with tournament in them</text:p>
                </text:list-item>
                <text:list-item>
                  <text:p text:style-name="P5">More → Filter by Date Range : go from August to August</text:p>
                </text:list-item>
                <text:list-item>
                  <text:p text:style-name="P4">&gt;Apply Filter</text:p>
                </text:list-item>
              </text:list>
            </text:list-item>
            <text:list-item>
              <text:p text:style-name="P4">&gt; Export</text:p>
              <text:list>
                <text:list-item>
                  <text:p text:style-name="P4">Export to Excel</text:p>
                </text:list-item>
              </text:list>
            </text:list-item>
          </text:list>
        </text:list-item>
        <text:list-item>
          <text:p text:style-name="P4">On computer go to Downloads File</text:p>
          <text:list>
            <text:list-item>
              <text:p text:style-name="P4">Open Instateam_Events.xls</text:p>
            </text:list-item>
            <text:list-item>
              <text:p text:style-name="P4">Save As leighd2008/<text:span text:style-name="T18">repositories</text:span>/firefastpitch/src/components/resetTournaments/Instateam_Events_&lt;today’s date&gt;.ods</text:p>
            </text:list-item>
            <text:list-item>
              <text:p text:style-name="P4">Delete all columns other than: Team, Event Name, Date, Venue.</text:p>
            </text:list-item>
            <text:list-item>
              <text:p text:style-name="P4">Select Venue column</text:p>
              <text:list>
                <text:list-item>
                  <text:p text:style-name="P6">&gt; Data</text:p>
                  <text:list>
                    <text:list-item>
                      <text:p text:style-name="P6">&gt;Text to Columns</text:p>
                      <text:list>
                        <text:list-item>
                          <text:p text:style-name="P6">In dialogue box under Separator Options choose Comma 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Label column F – City</text:p>
            </text:list-item>
            <text:list-item>
              <text:p text:style-name="P6">Label column G – State</text:p>
            </text:list-item>
            <text:list-item>
              <text:p text:style-name="P6">Manually delete/insert cells to make sure information is in the right column</text:p>
            </text:list-item>
            <text:list-item>
              <text:p text:style-name="P6">Delete “Venue” <text:span text:style-name="T19">&amp;</text:span> column <text:span text:style-name="T19">E &amp; </text:span><text:span text:style-name="T20">H</text:span></text:p>
            </text:list-item>
            <text:list-item>
              <text:p text:style-name="P7">Select Date column</text:p>
              <text:list>
                <text:list-item>
                  <text:p text:style-name="P7">&gt;Edit</text:p>
                  <text:list>
                    <text:list-item>
                      <text:p text:style-name="P7">&gt;Find &amp; Replace</text:p>
                      <text:list>
                        <text:list-item>
                          <text:p text:style-name="P7">in dialogue box type “,” in Find box</text:p>
                          <text:list>
                            <text:list-item>
                              <text:p text:style-name="P7">&gt;Replace <text:span text:style-name="T15">A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In Event Name column <text:span text:style-name="T1">manually </text:span>delete venue information where it appears</text:p>
            </text:list-item>
            <text:list-item>
              <text:p text:style-name="P9">Select Team column</text:p>
              <text:list>
                <text:list-item>
                  <text:p text:style-name="P9">&gt;Edit</text:p>
                  <text:list>
                    <text:list-item>
                      <text:p text:style-name="P9">&gt;Find &amp; Replace</text:p>
                      <text:list>
                        <text:list-item>
                          <text:p text:style-name="P9">in dialogue box type “ FASTPITCH “ in Find box</text:p>
                          <text:list>
                            <text:list-item>
                              <text:p text:style-name="P9">&gt;Replace <text:span text:style-name="T16">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9">Find: “ -*” </text:span><text:span text:style-name="T10">(disable regex enable wildcards</text:span><text:span text:style-name="T11">)</text:span></text:p>
                      <text:list>
                        <text:list-item>
                          <text:p text:style-name="P13">Replace All</text:p>
                        </text:list-item>
                      </text:list>
                    </text:list-item>
                    <text:list-item>
                      <text:p text:style-name="P13">Find 2004</text:p>
                      <text:list>
                        <text:list-item>
                          <text:p text:style-name="P13">Replace 18U</text:p>
                        </text:list-item>
                        <text:list-item>
                          <text:p text:style-name="P13">Replace All</text:p>
                        </text:list-item>
                      </text:list>
                    </text:list-item>
                    <text:list-item>
                      <text:p text:style-name="P13">Find 200<text:span text:style-name="T17">6</text:span></text:p>
                      <text:list>
                        <text:list-item>
                          <text:p text:style-name="P13">Replace 16U</text:p>
                        </text:list-item>
                        <text:list-item>
                          <text:p text:style-name="P13">Replace All</text:p>
                        </text:list-item>
                      </text:list>
                    </text:list-item>
                    <text:list-item>
                      <text:p text:style-name="P14">Find FIRE</text:p>
                      <text:list>
                        <text:list-item>
                          <text:p text:style-name="P14">Replace Fire</text:p>
                        </text:list-item>
                        <text:list-item>
                          <text:p text:style-name="P15">Replace All</text:p>
                        </text:list-item>
                      </text:list>
                    </text:list-item>
                    <text:list-item>
                      <text:p text:style-name="P17">Removed duplicates,</text:p>
                    </text:list-item>
                  </text:list>
                </text:list-item>
              </text:list>
            </text:list-item>
            <text:list-item>
              <text:p text:style-name="P9"><text:soft-page-break/>Insert 5 columns after Date Column label Friday, Friday-text, Sunday, Sunday-text, Weekend <text:span text:style-name="T2">(Note: Date needs to be column C)</text:span></text:p>
              <text:list>
                <text:list-item>
                  <text:p text:style-name="P10">put these formula’s into row two in the respective columns</text:p>
                  <text:list>
                    <text:list-item>
                      <text:p text:style-name="P10"><text:span text:style-name="T8">=IF(WEEKDAY(</text:span><text:span text:style-name="T13">C2</text:span><text:span text:style-name="T8">)=5,</text:span><text:span text:style-name="T13">C2</text:span><text:span text:style-name="T8">,IF(WEEKDAY(</text:span><text:span text:style-name="T13">C2</text:span><text:span text:style-name="T8">)=6,</text:span><text:span text:style-name="T13">C2</text:span><text:span text:style-name="T8">,IF(WEEKDAY(</text:span><text:span text:style-name="T13">C2</text:span><text:span text:style-name="T8">)=7,</text:span><text:span text:style-name="T13">C2</text:span><text:span text:style-name="T8">-1,IF(WEEKDAY(</text:span><text:span text:style-name="T13">C2</text:span><text:span text:style-name="T8">)=1,</text:span><text:span text:style-name="T13">C2</text:span><text:span text:style-name="T8">-2))))</text:span></text:p>
                    </text:list-item>
                    <text:list-item>
                      <text:p text:style-name="P11"><text:span text:style-name="T3">=TEXT(</text:span><text:span text:style-name="T12">D2</text:span><text:span text:style-name="T3">, "MM/DD")</text:span></text:p>
                    </text:list-item>
                    <text:list-item>
                      <text:p text:style-name="P10"><text:span text:style-name="T8">=IF(WEEKDAY(</text:span><text:span text:style-name="T13">E2</text:span><text:span text:style-name="T8">)=5,</text:span><text:span text:style-name="T13">E2</text:span><text:span text:style-name="T8">+3,IF(WEEKDAY(</text:span><text:span text:style-name="T13">E2</text:span><text:span text:style-name="T8">)=6,</text:span><text:span text:style-name="T13">E2</text:span><text:span text:style-name="T8">+2))</text:span></text:p>
                    </text:list-item>
                    <text:list-item>
                      <text:p text:style-name="P10"><text:span text:style-name="T3">=TEXT(</text:span><text:span text:style-name="T12">F2</text:span><text:span text:style-name="T3">, "MM/DD")</text:span></text:p>
                    </text:list-item>
                    <text:list-item>
                      <text:p text:style-name="P10"><text:span text:style-name="T3">=CONCATENATE(</text:span><text:span text:style-name="T12">E2</text:span><text:span text:style-name="T3">," - ", </text:span><text:span text:style-name="T14">G2</text:span><text:span text:style-name="T3">)</text:span></text:p>
                    </text:list-item>
                  </text:list>
                </text:list-item>
                <text:list-item>
                  <text:p text:style-name="P18">Copy down to fill columns</text:p>
                </text:list-item>
                <text:list-item>
                  <text:p text:style-name="P3"><text:span text:style-name="T4">Copy values in Column </text:span><text:span text:style-name="T5">H</text:span><text:span text:style-name="T4">, Paste </text:span><text:span text:style-name="T6">special </text:span><text:span text:style-name="T4">Column </text:span><text:span text:style-name="T7">I</text:span></text:p>
                </text:list-item>
              </text:list>
            </text:list-item>
          </text:list>
        </text:list-item>
        <text:list-item>
          <text:p text:style-name="P19">For manually adding tournaments, sort by Team and Event Name</text:p>
          <text:list>
            <text:list-item>
              <text:p text:style-name="P19">Go to firebase and enter information</text:p>
            </text:list-item>
          </text:list>
        </text:list-item>
        <text:list-item>
          <text:p text:style-name="P16">Change column heading Event Name to Event</text:p>
        </text:list-item>
        <text:list-item>
          <text:p text:style-name="P20">Save as csv</text:p>
          <text:list>
            <text:list-item>
              <text:p text:style-name="P20">in home → firefastpitch</text:p>
            </text:list-item>
            <text:list-item>
              <text:p text:style-name="P21">field delimiter → {tab}</text:p>
            </text:list-item>
          </text:list>
          <text:p text:style-name="P20"/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8:32:45.175094255</meta:creation-date>
    <meta:editing-duration>PT17H44M21S</meta:editing-duration>
    <meta:editing-cycles>9</meta:editing-cycles>
    <meta:generator>LibreOffice/7.3.7.2$Linux_X86_64 LibreOffice_project/30$Build-2</meta:generator>
    <dc:date>2023-02-18T11:32:02.590442098</dc:date>
    <dc:creator>Diane Leigh</dc:creator>
    <meta:document-statistic meta:table-count="0" meta:image-count="0" meta:object-count="0" meta:page-count="2" meta:paragraph-count="60" meta:word-count="330" meta:character-count="1898" meta:non-whitespace-character-count="1685"/>
  </office:meta>
</office:document-meta>
</file>